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5">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fo:font-family="StarSymbol" style:font-pitch="variable" style:font-charset="x-symbol"/>
      </text:list-level-style-bullet>
      <text:list-level-style-bullet text:level="2" text:style-name="Bullet_20_Symbols" style:num-suffix="." text:bullet-char="•">
        <style:list-level-properties text:space-before="0.25in" text:min-label-width="0.25in"/>
        <style:text-properties fo:font-family="StarSymbol" style:font-pitch="variable" style:font-charset="x-symbol"/>
      </text:list-level-style-bullet>
      <text:list-level-style-bullet text:level="3" text:style-name="Bullet_20_Symbols" style:num-suffix="." text:bullet-char="•">
        <style:list-level-properties text:space-before="0.5in" text:min-label-width="0.25in"/>
        <style:text-properties fo:font-family="StarSymbol" style:font-pitch="variable" style:font-charset="x-symbol"/>
      </text:list-level-style-bullet>
      <text:list-level-style-bullet text:level="4" text:style-name="Bullet_20_Symbols" style:num-suffix="." text:bullet-char="•">
        <style:list-level-properties text:space-before="0.75in" text:min-label-width="0.25in"/>
        <style:text-properties fo:font-family="StarSymbol" style:font-pitch="variable" style:font-charset="x-symbol"/>
      </text:list-level-style-bullet>
      <text:list-level-style-bullet text:level="5" text:style-name="Bullet_20_Symbols" style:num-suffix="." text:bullet-char="•">
        <style:list-level-properties text:space-before="1in" text:min-label-width="0.25in"/>
        <style:text-properties fo:font-family="StarSymbol" style:font-pitch="variable" style:font-charset="x-symbol"/>
      </text:list-level-style-bullet>
      <text:list-level-style-bullet text:level="6" text:style-name="Bullet_20_Symbols" style:num-suffix="." text:bullet-char="•">
        <style:list-level-properties text:space-before="1.25in" text:min-label-width="0.25in"/>
        <style:text-properties fo:font-family="StarSymbol" style:font-pitch="variable" style:font-charset="x-symbol"/>
      </text:list-level-style-bullet>
      <text:list-level-style-bullet text:level="7" text:style-name="Bullet_20_Symbols" style:num-suffix="." text:bullet-char="•">
        <style:list-level-properties text:space-before="1.5in" text:min-label-width="0.25in"/>
        <style:text-properties fo:font-family="StarSymbol" style:font-pitch="variable" style:font-charset="x-symbol"/>
      </text:list-level-style-bullet>
      <text:list-level-style-bullet text:level="8" text:style-name="Bullet_20_Symbols" style:num-suffix="." text:bullet-char="•">
        <style:list-level-properties text:space-before="1.75in" text:min-label-width="0.25in"/>
        <style:text-properties fo:font-family="StarSymbol" style:font-pitch="variable" style:font-charset="x-symbol"/>
      </text:list-level-style-bullet>
      <text:list-level-style-bullet text:level="9" text:style-name="Bullet_20_Symbols" style:num-suffix="." text:bullet-char="•">
        <style:list-level-properties text:space-before="2in" text:min-label-width="0.25in"/>
        <style:text-properties fo:font-family="StarSymbol" style:font-pitch="variable" style:font-charset="x-symbol"/>
      </text:list-level-style-bullet>
      <text:list-level-style-bullet text:level="10" text:style-name="Bullet_20_Symbols" style:num-suffix="." text:bullet-char="•">
        <style:list-level-properties text:space-before="2.25in" text:min-label-width="0.25in"/>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1</text:span><text:tab/><text:tab/><text:tab/>INTL 507, Fall 2011<text:tab/><text:tab/><text:tab/><text:tab/><text:tab/><text:span text:style-name="T1">Bruce Marron</text:span></text:p>
      <text:p text:style-name="Standard">3 October 2011<text:tab/><text:tab/><text:tab/><text:tab/><text:tab/><text:tab/><text:tab/><text:tab/><text:tab/><text:tab/>ID 971-18-3385</text:p>
      <text:p text:style-name="Standard"/>
      <text:p text:style-name="P5">Readings and Distillation Statements</text:p>
      <text:list text:style-name="L5">
        <text:list-item>
          <text:p text:style-name="P9">Foster (2002) Chapter 2 <text:s/>– Capitalism, as a linear system of reductive commodification and wealth accumulation, is irreconcilable with the complex, dynamical systems of Earth.</text:p>
        </text:list-item>
        <text:list-item>
          <text:p text:style-name="P9">Foster (2002) Chapter 11 <text:s/>– The maintenance of an oligarchical system of social order requires constant innovation by the elites lest the “rabble” evolve to actually challenge the system. <text:s/>Malthus has proven to be a marvelous source of clay from which to mold a new statue of Caesar by the Mark Anthony's of the current empire.</text:p>
        </text:list-item>
        <text:list-item>
          <text:p text:style-name="P9">Goodland and Daly (1996) <text:s/>– <text:s/>Environmental sustainability is acting on the realization that human welfare is a function of the ratio of quality to quantity, not simply a function of quantity. <text:s/>Stabilizing quantity (the throughput of matter and energy extracted from the planet) will allow quality (and thus welfare) to rise without collapsing the biosphere.</text:p>
        </text:list-item>
      </text:list>
      <text:p text:style-name="P5">Evaluation</text:p>
      <text:p text:style-name="P7">Should modern civilization collapse because of a foolish disregard for its ultimate dependence on the ecosystem services provided by a fully functioning biosphere, the blame surely must be placed on the lack of political will and not on a lack of scientific integrity or critical economic and sociological analysis. Clearly, the theory and methodologies for environmental sustainability are well-developed (Goodland and Daly <text:s/>1996). <text:s/>What is lacking is realization by the world's elite power brokers that we all live in the same <text:span text:style-name="T2">polder</text:span><text:span text:style-name="T3">: if the dam of environmental stability breaks, we will all drown. Period.</text:span></text:p>
      <text:p text:style-name="P7"><text:span text:style-name="T3"/></text:p>
      <text:p text:style-name="P7"><text:span text:style-name="T3">The lack of political will to respond to the rapidly approaching catastrophic convergence of climate change, ecosystem collapse, fossil fuel depletion, fresh water scarcity, neofascism, and unchecked population growth has multiple root causes. <text:s/>Foster (2002) argues effectively that rapacious (now global) capitalism is one of those roots. I agree. It is impossible to condone wealth accumulation as the goal of human existence, especially when the accumulation of wealth is directly related to the accumulation of political and military power which, in their turn, restrict the capacities of others and quite literally impose the status quo. Leaving aside the discussion that capitalism is ultimately incompatible with real democracy, an evaluation of the fundamental, linear process of capitalism immediately suggests that (1) unbounded growth is impossible, and (2) commodification (linearization) of the biosphere' complex, dynamical systems can trigger unpredictable, chaotic behavior leading to a loss of both stability and resilience. <text:s/>The arguments for and against different ways to amend capitalist economic systems by internalizing environmental costs (contingent value, hedonic pricing, market-based instruments, and the like) assume that modern neoclassical economics is viable and compatible with life on Earth. <text:s/>This is doubtful.</text:span></text:p>
      <text:p text:style-name="P7"><text:span text:style-name="T3"/></text:p>
      <text:p text:style-name="P8"><text:span text:style-name="T4">But the explanations as to why there is still no real shift to sharing and reduced consumption (as critical components of environmental sustainability) also have their roots in psychology and neuroscience: there is apparently no evolutionary braking system for the consumptive frenzy brought about by extreme prosperity. <text:s/>The riches enjoyed by citizens of wealthy nations have “overloaded the brain's ancient reward circuits with excessive stimulation.”</text:span><text:span text:style-name="T4"><text:note text:id="ftn0" text:note-class="footnote"><text:note-citation>1</text:note-citation><text:note-body><text:p text:style-name="Footnote">Whybrow, P.C. (2010) <text:s/>“Dangerously Addictive” in <text:span text:style-name="T2">The Post Carbon Reader,</text:span> Heinberg and Lerch ed.s, Watershed Media</text:p></text:note-body></text:note></text:span><text:span text:style-name="T4"> The result is an obvious case of cognitive dissonance with regard to our current state in relation to our only planetary home. Let us hope that the inevitable (and fast-approaching!) destruction of the institutions (maintained by vested interests) that are currently blocking environmental sustainability is gentle enough to permit a viable restructuring of civilization that leads to real social, economic, and environmental sustain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0-02T19:23:06</dc:date>
    <meta:print-date>2011-10-02T19:19:50</meta:print-date>
    <meta:editing-cycles>24</meta:editing-cycles>
    <meta:editing-duration>PT10H59M35S</meta:editing-duration>
    <meta:user-defined meta:name="Info 1"/>
    <meta:user-defined meta:name="Info 2"/>
    <meta:user-defined meta:name="Info 3"/>
    <meta:user-defined meta:name="Info 4"/>
    <meta:document-statistic meta:table-count="0" meta:image-count="0" meta:object-count="0" meta:page-count="1" meta:paragraph-count="11" meta:word-count="584" meta:character-count="3960"/>
  </office:meta>
</office:document-meta>
</file>